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bec2"/>
    </style:style>
    <style:style style:name="P2" style:family="paragraph" style:parent-style-name="Text_20_body">
      <style:text-properties officeooo:rsid="0018b719" officeooo:paragraph-rsid="00187784"/>
    </style:style>
    <style:style style:name="P3" style:family="paragraph" style:parent-style-name="Text_20_body">
      <style:text-properties officeooo:rsid="0018b719" officeooo:paragraph-rsid="0019bec2"/>
    </style:style>
    <style:style style:name="P4" style:family="paragraph" style:parent-style-name="Text_20_body">
      <style:text-properties officeooo:paragraph-rsid="001bc76a"/>
    </style:style>
    <style:style style:name="P5" style:family="paragraph" style:parent-style-name="Text_20_body">
      <style:text-properties officeooo:rsid="0025b9ea" officeooo:paragraph-rsid="0025b9ea"/>
    </style:style>
    <style:style style:name="P6" style:family="paragraph" style:parent-style-name="Text_20_body">
      <style:text-properties officeooo:paragraph-rsid="002cc705"/>
    </style:style>
    <style:style style:name="P7" style:family="paragraph" style:parent-style-name="Text_20_body">
      <style:text-properties fo:font-weight="normal" officeooo:rsid="002cc705" officeooo:paragraph-rsid="002cc705" style:font-weight-asian="normal" style:font-weight-complex="normal"/>
    </style:style>
    <style:style style:name="P8" style:family="paragraph" style:parent-style-name="Text_20_body">
      <style:text-properties fo:font-weight="normal" officeooo:rsid="0041c3d3" officeooo:paragraph-rsid="002cc705" style:font-weight-asian="normal" style:font-weight-complex="normal"/>
    </style:style>
    <style:style style:name="P9" style:family="paragraph" style:parent-style-name="Text_20_body">
      <style:text-properties officeooo:paragraph-rsid="003da752"/>
    </style:style>
    <style:style style:name="P10" style:family="paragraph" style:parent-style-name="Text_20_body">
      <style:text-properties officeooo:paragraph-rsid="0046ad2a"/>
    </style:style>
    <style:style style:name="P11" style:family="paragraph" style:parent-style-name="Heading_20_2">
      <style:text-properties officeooo:paragraph-rsid="0019bec2"/>
    </style:style>
    <style:style style:name="P12" style:family="paragraph" style:parent-style-name="Heading_20_2">
      <style:text-properties officeooo:rsid="0025b9ea" officeooo:paragraph-rsid="0025b9ea"/>
    </style:style>
    <style:style style:name="P13" style:family="paragraph" style:parent-style-name="Heading_20_2">
      <style:text-properties officeooo:rsid="00187784" officeooo:paragraph-rsid="00187784"/>
    </style:style>
    <style:style style:name="P14" style:family="paragraph" style:parent-style-name="Heading_20_2">
      <style:text-properties officeooo:rsid="002cc705" officeooo:paragraph-rsid="002cc705"/>
    </style:style>
    <style:style style:name="P15" style:family="paragraph" style:parent-style-name="Heading_20_2">
      <style:text-properties officeooo:rsid="0046ad2a" officeooo:paragraph-rsid="0046ad2a"/>
    </style:style>
    <style:style style:name="P16" style:family="paragraph" style:parent-style-name="Text_20_body">
      <style:text-properties officeooo:paragraph-rsid="0025b9ea"/>
    </style:style>
    <style:style style:name="P17" style:family="paragraph" style:parent-style-name="Text_20_body">
      <style:text-properties officeooo:rsid="0025b9ea" officeooo:paragraph-rsid="0025b9ea"/>
    </style:style>
    <style:style style:name="T1" style:family="text">
      <style:text-properties officeooo:rsid="0019bec2"/>
    </style:style>
    <style:style style:name="T2" style:family="text">
      <style:text-properties officeooo:rsid="001b38de"/>
    </style:style>
    <style:style style:name="T3" style:family="text">
      <style:text-properties officeooo:rsid="001bc76a"/>
    </style:style>
    <style:style style:name="T4" style:family="text">
      <style:text-properties officeooo:rsid="001d07b2"/>
    </style:style>
    <style:style style:name="T5" style:family="text">
      <style:text-properties officeooo:rsid="001d2405"/>
    </style:style>
    <style:style style:name="T6" style:family="text">
      <style:text-properties officeooo:rsid="001e6a0e"/>
    </style:style>
    <style:style style:name="T7" style:family="text">
      <style:text-properties officeooo:rsid="00206309"/>
    </style:style>
    <style:style style:name="T8" style:family="text">
      <style:text-properties officeooo:rsid="0020f394"/>
    </style:style>
    <style:style style:name="T9" style:family="text">
      <style:text-properties officeooo:rsid="00228043"/>
    </style:style>
    <style:style style:name="T10" style:family="text">
      <style:text-properties officeooo:rsid="002453f5"/>
    </style:style>
    <style:style style:name="T11" style:family="text">
      <style:text-properties officeooo:rsid="002460d6"/>
    </style:style>
    <style:style style:name="T12" style:family="text">
      <style:text-properties officeooo:rsid="00262d89"/>
    </style:style>
    <style:style style:name="T13" style:family="text">
      <style:text-properties officeooo:rsid="00276134"/>
    </style:style>
    <style:style style:name="T14" style:family="text">
      <style:text-properties officeooo:rsid="0028794a"/>
    </style:style>
    <style:style style:name="T15" style:family="text">
      <style:text-properties officeooo:rsid="002cc705"/>
    </style:style>
    <style:style style:name="T16" style:family="text">
      <style:text-properties fo:font-weight="bold" officeooo:rsid="002cc705" style:font-weight-asian="bold" style:font-weight-complex="bold"/>
    </style:style>
    <style:style style:name="T17" style:family="text">
      <style:text-properties fo:font-weight="bold" officeooo:rsid="0038fbb3" style:font-weight-asian="bold" style:font-weight-complex="bold"/>
    </style:style>
    <style:style style:name="T18" style:family="text">
      <style:text-properties fo:font-weight="bold" officeooo:rsid="003aecaf" style:font-weight-asian="bold" style:font-weight-complex="bold"/>
    </style:style>
    <style:style style:name="T19" style:family="text">
      <style:text-properties fo:font-weight="normal" officeooo:rsid="002cc705" style:font-weight-asian="normal" style:font-weight-complex="normal"/>
    </style:style>
    <style:style style:name="T20" style:family="text">
      <style:text-properties fo:font-weight="normal" officeooo:rsid="0038fbb3" style:font-weight-asian="normal" style:font-weight-complex="normal"/>
    </style:style>
    <style:style style:name="T21" style:family="text">
      <style:text-properties fo:font-weight="normal" officeooo:rsid="003aecaf" style:font-weight-asian="normal" style:font-weight-complex="normal"/>
    </style:style>
    <style:style style:name="T22" style:family="text">
      <style:text-properties fo:font-weight="normal" officeooo:rsid="003c8cd2" style:font-weight-asian="normal" style:font-weight-complex="normal"/>
    </style:style>
    <style:style style:name="T23" style:family="text">
      <style:text-properties fo:font-weight="normal" officeooo:rsid="0041c3d3" style:font-weight-asian="normal" style:font-weight-complex="normal"/>
    </style:style>
    <style:style style:name="T24" style:family="text">
      <style:text-properties fo:font-weight="normal" officeooo:rsid="00435a52" style:font-weight-asian="normal" style:font-weight-complex="normal"/>
    </style:style>
    <style:style style:name="T25" style:family="text">
      <style:text-properties fo:font-weight="normal" officeooo:rsid="004dc38e" style:font-weight-asian="normal" style:font-weight-complex="normal"/>
    </style:style>
    <style:style style:name="T26" style:family="text">
      <style:text-properties officeooo:rsid="002e4ec8"/>
    </style:style>
    <style:style style:name="T27" style:family="text">
      <style:text-properties officeooo:rsid="002f4e93"/>
    </style:style>
    <style:style style:name="T28" style:family="text">
      <style:text-properties officeooo:rsid="0038fbb3"/>
    </style:style>
    <style:style style:name="T29" style:family="text">
      <style:text-properties fo:font-size="14pt" fo:font-weight="normal" officeooo:rsid="0041c3d3" style:font-weight-asian="normal" style:font-weight-complex="normal"/>
    </style:style>
    <style:style style:name="T30" style:family="text">
      <style:text-properties fo:font-size="14pt" fo:font-weight="normal" officeooo:rsid="00435a52" style:font-weight-asian="normal" style:font-weight-complex="normal"/>
    </style:style>
    <style:style style:name="T31" style:family="text">
      <style:text-properties officeooo:rsid="0045828b"/>
    </style:style>
    <style:style style:name="T32" style:family="text">
      <style:text-properties style:text-line-through-style="solid" style:text-line-through-type="single" fo:font-weight="normal" officeooo:rsid="003aecaf" style:font-weight-asian="normal" style:font-weight-complex="normal"/>
    </style:style>
    <style:style style:name="T33" style:family="text">
      <style:text-properties style:text-line-through-style="solid" style:text-line-through-type="single" fo:font-weight="normal" officeooo:rsid="003c8cd2" style:font-weight-asian="normal" style:font-weight-complex="normal"/>
    </style:style>
    <style:style style:name="T34" style:family="text">
      <style:text-properties style:text-line-through-style="solid" style:text-line-through-type="single" fo:font-weight="bold" officeooo:rsid="003aecaf" style:font-weight-asian="bold" style:font-weight-complex="bold"/>
    </style:style>
    <style:style style:name="T35" style:family="text">
      <style:text-properties officeooo:rsid="004de7b5"/>
    </style:style>
    <style:style style:name="T36" style:family="text">
      <style:text-properties officeooo:rsid="004eb904"/>
    </style:style>
    <style:style style:name="T37" style:family="text">
      <style:text-properties officeooo:rsid="00509db4"/>
    </style:style>
    <style:style style:name="T38" style:family="text">
      <style:text-properties officeooo:rsid="0050f202"/>
    </style:style>
    <style:style style:name="T39" style:family="text">
      <style:text-properties officeooo:rsid="00517457"/>
    </style:style>
    <style:style style:name="T40" style:family="text">
      <style:text-properties officeooo:rsid="00525446"/>
    </style:style>
    <style:style style:name="T41" style:family="text">
      <style:text-properties officeooo:rsid="0053b6f0"/>
    </style:style>
    <style:style style:name="T42" style:family="text">
      <style:text-properties officeooo:rsid="0053f0a3"/>
    </style:style>
    <style:style style:name="T43" style:family="text">
      <style:text-properties officeooo:rsid="0054296a"/>
    </style:style>
    <style:style style:name="T44" style:family="text">
      <style:text-properties officeooo:rsid="00558187"/>
    </style:style>
    <style:style style:name="T45" style:family="text">
      <style:text-properties officeooo:rsid="0056ddca"/>
    </style:style>
    <style:style style:name="T46" style:family="text">
      <style:text-properties officeooo:rsid="00580a4b"/>
    </style:style>
    <style:style style:name="T47" style:family="text">
      <style:text-properties officeooo:rsid="005a5ad3"/>
    </style:style>
    <style:style style:name="T48" style:family="text">
      <style:text-properties officeooo:rsid="005a5cd3"/>
    </style:style>
    <style:style style:name="T49" style:family="text">
      <style:text-properties officeooo:rsid="005aaf6a"/>
    </style:style>
    <style:style style:name="T50" style:family="text">
      <style:text-properties officeooo:rsid="005d9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span text:style-name="T5">Available </text:span><text:span text:style-name="T1">Data:</text:span></text:h>
      <text:p text:style-name="P1">- <text:span text:style-name="T1">x</text:span></text:p>
      <text:p text:style-name="P1">- <text:span text:style-name="T1">y</text:span></text:p>
      <text:p text:style-name="P1">- <text:span text:style-name="T1">HP</text:span></text:p>
      <text:p text:style-name="P1">- <text:span text:style-name="T1">Speed</text:span></text:p>
      <text:p text:style-name="P1">- <text:span text:style-name="T1">Domain</text:span></text:p>
      <text:p text:style-name="P1">- <text:span text:style-name="T2">Max y (allowed distance with the player)</text:span></text:p>
      <text:p text:style-name="P1"/>
      <text:p text:style-name="P1"/>
      <text:h text:style-name="P12" text:outline-level="2">Algorithm 0.0:</text:h>
      <text:p text:style-name="P16">- <text:span text:style-name="T47">If enemy is inline with player </text:span><text:span text:style-name="T49">go to high mode</text:span></text:p>
      <text:p text:style-name="P16"><text:tab/><text:span text:style-name="T48">If any enemy ‘</text:span><text:span text:style-name="T50">x’ and player ‘x’ is equal</text:span></text:p>
      <text:p text:style-name="P5">- <text:span text:style-name="T47">Find nearest enemy and move it toward player in x-axis</text:span></text:p>
      <text:p text:style-name="P5"><text:tab/><text:span text:style-name="T48">Loop through all enemies and find enemy with lower distance with player than others</text:span></text:p>
      <text:p text:style-name="P5"><text:tab/><text:span text:style-name="T48">mark the enemy and move it on x-axis toward player</text:span></text:p>
      <text:p text:style-name="P5">- <text:span text:style-name="T47">Move other enemies staircase up and down</text:span></text:p>
      <text:p text:style-name="P5"><text:tab/><text:span text:style-name="T48">If they reached max_y move them up_right or up_left</text:span></text:p>
      <text:p text:style-name="P5"><text:tab/><text:span text:style-name="T48">If they ‘y’ &lt;= 0 move them down_right or down_left</text:span></text:p>
      <text:p text:style-name="P1"/>
      <text:h text:style-name="P13" text:outline-level="2">Algorithm 2.0:</text:h>
      <text:p text:style-name="P2">- Do high power mode for each enemy with high distance</text:p>
      <text:p text:style-name="P2"><text:tab/><text:span text:style-name="T2">Detect high distance</text:span></text:p>
      <text:p text:style-name="P2"><text:tab/><text:tab/><text:span text:style-name="T6">Use a constant value to check (1)</text:span></text:p>
      <text:p text:style-name="P2"><text:tab/><text:tab/><text:tab/><text:span text:style-name="T8">When using a constant be careful – enemy might move out of the screen </text:span><text:span text:style-name="T11">or the terminal size changes</text:span><text:span text:style-name="T8">; </text:span><text:span text:style-name="T12">of course if that’s an unexpected behavior</text:span></text:p>
      <text:p text:style-name="P2"><text:tab/><text:tab/><text:span text:style-name="T6">Enemy with lowest ‘y’ value – </text:span><text:span text:style-name="T7">the one that is far away than others </text:span><text:span text:style-name="T6">(2)</text:span></text:p>
      <text:p text:style-name="P2"><text:tab/><text:span text:style-name="T2">Add a constant to the enemy speed</text:span></text:p>
      <text:p text:style-name="P2"><text:soft-page-break/><text:tab/><text:span text:style-name="T2">Move until you reach max-y</text:span></text:p>
      <text:p text:style-name="P2"><text:tab/><text:tab/><text:span text:style-name="T6">Decrease added constant from the speed</text:span></text:p>
      <text:p text:style-name="P3">- Move other enemies staircase to the opposite direction</text:p>
      <text:p text:style-name="P3"><text:tab/><text:span text:style-name="T2">Check if enemy is right or left</text:span></text:p>
      <text:p text:style-name="P3"><text:tab/><text:tab/><text:span text:style-name="T9">Use a constant distance from 0-maxx to support </text:span><text:span text:style-name="T10">different terminal sizes</text:span></text:p>
      <text:p text:style-name="P3"><text:tab/><text:span text:style-name="T2">Move on x-axis then y-axis to the opposite direction</text:span></text:p>
      <text:p text:style-name="P3"><text:tab/><text:tab/><text:span text:style-name="T13">Use enum to keep track of enemy state</text:span><text:span text:style-name="T14">s</text:span></text:p>
      <text:p text:style-name="P3"/>
      <text:h text:style-name="P14" text:outline-level="2">Algorithm 2.1:</text:h>
      <text:p text:style-name="P6">- <text:span text:style-name="T15">If enemy state is high move enemy down</text:span></text:p>
      <text:p text:style-name="P6"><text:tab/><text:span text:style-name="T15">If enemy reached high end state </text:span><text:span text:style-name="T16">should </text:span><text:span text:style-name="T19">change</text:span></text:p>
      <text:p text:style-name="P7"><text:tab/><text:tab/>If enemy is considered right state changes to left</text:p>
      <text:p text:style-name="P7"><text:tab/><text:tab/>If enemy is considered left state changes to right</text:p>
      <text:p text:style-name="P7"><text:tab/><text:tab/>Else enemy state is random between right and left</text:p>
      <text:p text:style-name="P6"/>
      <text:p text:style-name="P6">- <text:span text:style-name="T15">If enemy state is right move it staircase to right</text:span></text:p>
      <text:p text:style-name="P6"><text:tab/><text:span text:style-name="T26">If enemy reached high enough state changes to high mode </text:span><text:span text:style-name="T28">(1)</text:span></text:p>
      <text:p text:style-name="P6"><text:tab/><text:span text:style-name="T28">If (1) </text:span><text:span text:style-name="T17">and </text:span><text:span text:style-name="T20">non of enemies is in the high mode (2)</text:span></text:p>
      <text:p text:style-name="P6"><text:span text:style-name="T20"><text:tab/><text:tab/></text:span><text:span text:style-name="T23">If enemy ‘y’ &lt;= 0 </text:span><text:span text:style-name="T29">mark them as idle</text:span><text:span text:style-name="T23"> (1)</text:span></text:p>
      <text:p text:style-name="P8"><text:tab/><text:tab/><text:tab/>Make a new state called ‘idle’</text:p>
      <text:p text:style-name="P6"><text:span text:style-name="T23"><text:tab/><text:tab/></text:span><text:span text:style-name="T24">If enemy ‘y’ &lt;= 0 </text:span><text:span text:style-name="T30">mark them as</text:span><text:span text:style-name="T24"> </text:span><text:span text:style-name="T25">down_right or down_left</text:span><text:span text:style-name="T24"> (2)</text:span></text:p>
      <text:p text:style-name="P6"><text:span text:style-name="T20"><text:tab/></text:span><text:span text:style-name="T32">If (1) </text:span><text:span text:style-name="T34">and </text:span><text:span text:style-name="T32">some time had passed and we are allowed to do another high mode </text:span><text:span text:style-name="T33">(3)</text:span></text:p>
      <text:p text:style-name="P6"><text:tab/><text:span text:style-name="T26">If enemy reached right enough state changes to left</text:span></text:p>
      <text:p text:style-name="P6">- <text:span text:style-name="T15">If enemy state is left move it staircase to left</text:span></text:p>
      <text:p text:style-name="P6"><text:tab/><text:span text:style-name="T26">If enemy reached high enough state changes to high mode </text:span><text:span text:style-name="T28">(1)</text:span></text:p>
      <text:p text:style-name="P6"><text:tab/><text:span text:style-name="T28">If (1) </text:span><text:span text:style-name="T17">and </text:span><text:span text:style-name="T20">non of enemies is in the high mode (2)</text:span></text:p>
      <text:p text:style-name="P9"><text:span text:style-name="T21"><text:tab/>If (1) </text:span><text:span text:style-name="T18">and </text:span><text:span text:style-name="T21">some time had passed and we are allowed to do another high mode </text:span><text:span text:style-name="T22">(3)</text:span></text:p>
      <text:p text:style-name="P6"><text:soft-page-break/><text:tab/><text:span text:style-name="T26">If enemy reached left enough state changes to </text:span><text:span text:style-name="T27">right</text:span></text:p>
      <text:p text:style-name="P6">- <text:span text:style-name="T31">(2):(1) If enemy state is idle change it to high if and only if non of enemies are on the high state</text:span></text:p>
      <text:p text:style-name="P6"/>
      <text:h text:style-name="P15" text:outline-level="2">Algorithm 2.1-2-2:</text:h>
      <text:p text:style-name="P10">- <text:span text:style-name="T39">Choose enemy states based on their position </text:span><text:span text:style-name="T41">when generated </text:span><text:span text:style-name="T39">(instead of making them all high)</text:span></text:p>
      <text:p text:style-name="P10">- <text:span text:style-name="T35">If state is high move down</text:span></text:p>
      <text:p text:style-name="P10"><text:tab/><text:span text:style-name="T45">Check for max-y and change state</text:span></text:p>
      <text:p text:style-name="P10"><text:tab/><text:tab/><text:span text:style-name="T46">Decrease high mode speed</text:span></text:p>
      <text:p text:style-name="P10"><text:tab/><text:tab/><text:span text:style-name="T40">take </text:span><text:span text:style-name="T36">random(</text:span><text:span text:style-name="T41">up_left, up_right</text:span><text:span text:style-name="T36">)</text:span></text:p>
      <text:p text:style-name="P10">- <text:span text:style-name="T36">If state is up_right</text:span></text:p>
      <text:p text:style-name="P10"><text:tab/><text:span text:style-name="T37">If (lastmove() == up) move right</text:span></text:p>
      <text:p text:style-name="P10"><text:tab/><text:tab/><text:span text:style-name="T38">If enemy is considered right change to up_left</text:span></text:p>
      <text:p text:style-name="P10"><text:tab/><text:span text:style-name="T37">Else move up</text:span></text:p>
      <text:p text:style-name="P10"><text:tab/><text:tab/><text:span text:style-name="T44">Call high mode</text:span></text:p>
      <text:p text:style-name="P10">- <text:span text:style-name="T38">If state is up_left</text:span></text:p>
      <text:p text:style-name="P10"><text:tab/><text:span text:style-name="T38">If (lastmove() == up) move left</text:span></text:p>
      <text:p text:style-name="P10"><text:tab/><text:tab/><text:span text:style-name="T38">If enemy is considered left change to up_right</text:span></text:p>
      <text:p text:style-name="P10"><text:tab/><text:span text:style-name="T38">Else move up</text:span></text:p>
      <text:p text:style-name="P10"><text:tab/><text:tab/><text:span text:style-name="T44">Call high mode</text:span></text:p>
      <text:p text:style-name="P10">- <text:span text:style-name="T42">If state is down_right</text:span></text:p>
      <text:p text:style-name="P10"><text:tab/><text:span text:style-name="T42">If (lastmove() == down) move right</text:span></text:p>
      <text:p text:style-name="P10"><text:tab/><text:tab/><text:span text:style-name="T42">If enemy is considered right change to down_left</text:span></text:p>
      <text:p text:style-name="P10"><text:tab/><text:span text:style-name="T42">Else move down</text:span></text:p>
      <text:p text:style-name="P10"><text:tab/><text:tab/><text:span text:style-name="T42">Check for max-y and change state</text:span></text:p>
      <text:p text:style-name="P10"><text:tab/><text:tab/><text:tab/><text:span text:style-name="T42">take random(up_left, up_right)</text:span></text:p>
      <text:p text:style-name="P10">- <text:span text:style-name="T43">If state is down_left</text:span></text:p>
      <text:p text:style-name="P10"><text:tab/><text:span text:style-name="T43">If (lastmove() == down) move left</text:span></text:p>
      <text:p text:style-name="P10"><text:soft-page-break/><text:tab/><text:tab/><text:span text:style-name="T43">If enemy is considered left change to down_right</text:span></text:p>
      <text:p text:style-name="P10"><text:tab/><text:span text:style-name="T43">Else move down</text:span></text:p>
      <text:p text:style-name="P10"><text:tab/><text:tab/><text:span text:style-name="T43">Check for max-y and change state</text:span></text:p>
      <text:p text:style-name="P10"><text:tab/><text:tab/><text:tab/><text:span text:style-name="T43">take random(up_left, up_righ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7:15:14.833056344</meta:creation-date>
    <meta:generator>LibreOffice/7.0.4.2$Linux_X86_64 LibreOffice_project/00$Build-2</meta:generator>
    <dc:date>2021-01-26T15:45:04.627244550</dc:date>
    <meta:editing-duration>PT14H53M37S</meta:editing-duration>
    <meta:editing-cycles>48</meta:editing-cycles>
    <meta:document-statistic meta:table-count="0" meta:image-count="0" meta:object-count="0" meta:page-count="4" meta:paragraph-count="78" meta:word-count="595" meta:character-count="3165" meta:non-whitespace-character-count="2566"/>
  </office:meta>
</office:document-meta>
</file>